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535in" fo:margin-left="-0.0785in" table:align="left" style:writing-mode="lr-tb"/>
    </style:style>
    <style:style style:name="Table1.A" style:family="table-column">
      <style:table-column-properties style:column-width="3.3229in"/>
    </style:style>
    <style:style style:name="Table1.B" style:family="table-column">
      <style:table-column-properties style:column-width="3.330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6.6535in" fo:margin-left="-0.0785in" table:align="left" style:writing-mode="lr-tb"/>
    </style:style>
    <style:style style:name="Table2.A" style:family="table-column">
      <style:table-column-properties style:column-width="3.6507in"/>
    </style:style>
    <style:style style:name="Table2.B" style:family="table-column">
      <style:table-column-properties style:column-width="3.0028in"/>
    </style:style>
    <style:style style:name="Table2.1" style:family="table-row">
      <style:table-row-properties style:min-row-height="0.2215in"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keep-together="true" fo:keep-together="auto"/>
    </style:style>
    <style:style style:name="Table3" style:family="table">
      <style:table-properties style:width="6.6535in" fo:margin-left="-0.0785in" table:align="left" style:writing-mode="lr-tb"/>
    </style:style>
    <style:style style:name="Table3.A" style:family="table-column">
      <style:table-column-properties style:column-width="3.6507in"/>
    </style:style>
    <style:style style:name="Table3.B" style:family="table-column">
      <style:table-column-properties style:column-width="3.0028in"/>
    </style:style>
    <style:style style:name="Table3.1" style:family="table-row">
      <style:table-row-properties style:min-row-height="0.2215in"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.2" style:family="table-row">
      <style:table-row-properties style:keep-together="true" fo:keep-together="auto"/>
    </style:style>
    <style:style style:name="Table4" style:family="table">
      <style:table-properties style:width="6.6535in" fo:margin-left="-0.0785in" table:align="left" style:writing-mode="lr-tb"/>
    </style:style>
    <style:style style:name="Table4.A" style:family="table-column">
      <style:table-column-properties style:column-width="3.6507in"/>
    </style:style>
    <style:style style:name="Table4.B" style:family="table-column">
      <style:table-column-properties style:column-width="3.0028in"/>
    </style:style>
    <style:style style:name="Table4.1" style:family="table-row">
      <style:table-row-properties style:min-row-height="0.2215in"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.2" style:family="table-row">
      <style:table-row-properties style:keep-together="true" fo:keep-together="auto"/>
    </style:style>
    <style:style style:name="Table5" style:family="table">
      <style:table-properties style:width="6.6535in" fo:margin-left="-0.0785in" table:align="left" style:writing-mode="lr-tb"/>
    </style:style>
    <style:style style:name="Table5.A" style:family="table-column">
      <style:table-column-properties style:column-width="3.6507in"/>
    </style:style>
    <style:style style:name="Table5.B" style:family="table-column">
      <style:table-column-properties style:column-width="3.0028in"/>
    </style:style>
    <style:style style:name="Table5.1" style:family="table-row">
      <style:table-row-properties style:min-row-height="0.2215in"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5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.2" style:family="table-row">
      <style:table-row-properties style:keep-together="true" fo:keep-together="auto"/>
    </style:style>
    <style:style style:name="Table6" style:family="table">
      <style:table-properties style:width="6.6535in" fo:margin-left="-0.0785in" table:align="left" style:writing-mode="lr-tb"/>
    </style:style>
    <style:style style:name="Table6.A" style:family="table-column">
      <style:table-column-properties style:column-width="3.3229in"/>
    </style:style>
    <style:style style:name="Table6.B" style:family="table-column">
      <style:table-column-properties style:column-width="3.330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6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7" style:family="table">
      <style:table-properties style:width="6.6535in" fo:margin-left="-0.0785in" table:align="left" style:writing-mode="lr-tb"/>
    </style:style>
    <style:style style:name="Table7.A" style:family="table-column">
      <style:table-column-properties style:column-width="3.3229in"/>
    </style:style>
    <style:style style:name="Table7.B" style:family="table-column">
      <style:table-column-properties style:column-width="3.3306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7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8" style:family="table">
      <style:table-properties style:width="6.6535in" fo:margin-left="-0.0785in" table:align="left" style:writing-mode="lr-tb"/>
    </style:style>
    <style:style style:name="Table8.A" style:family="table-column">
      <style:table-column-properties style:column-width="3.3229in"/>
    </style:style>
    <style:style style:name="Table8.B" style:family="table-column">
      <style:table-column-properties style:column-width="3.3306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8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9" style:family="table">
      <style:table-properties style:width="6.6535in" fo:margin-left="-0.0785in" table:align="left" style:writing-mode="lr-tb"/>
    </style:style>
    <style:style style:name="Table9.A" style:family="table-column">
      <style:table-column-properties style:column-width="3.3229in"/>
    </style:style>
    <style:style style:name="Table9.B" style:family="table-column">
      <style:table-column-properties style:column-width="3.3306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9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0" style:family="table">
      <style:table-properties style:width="6.6535in" fo:margin-left="-0.0785in" table:align="left" style:writing-mode="lr-tb"/>
    </style:style>
    <style:style style:name="Table10.A" style:family="table-column">
      <style:table-column-properties style:column-width="3.3229in"/>
    </style:style>
    <style:style style:name="Table10.B" style:family="table-column">
      <style:table-column-properties style:column-width="3.3306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0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1" style:family="table">
      <style:table-properties style:width="6.6535in" fo:margin-left="-0.0785in" table:align="left" style:writing-mode="lr-tb"/>
    </style:style>
    <style:style style:name="Table11.A" style:family="table-column">
      <style:table-column-properties style:column-width="3.3229in"/>
    </style:style>
    <style:style style:name="Table11.B" style:family="table-column">
      <style:table-column-properties style:column-width="3.3306in"/>
    </style:style>
    <style:style style:name="Table11.1" style:family="table-row">
      <style:table-row-properties style:min-row-height="0.2215in" style:keep-together="true" fo:keep-together="auto"/>
    </style:style>
    <style:style style:name="Table1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1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1.2" style:family="table-row">
      <style:table-row-properties style:keep-together="true" fo:keep-together="auto"/>
    </style:style>
    <style:style style:name="Table12" style:family="table">
      <style:table-properties style:width="6.6535in" fo:margin-left="-0.0785in" table:align="left" style:writing-mode="lr-tb"/>
    </style:style>
    <style:style style:name="Table12.A" style:family="table-column">
      <style:table-column-properties style:column-width="3.3229in"/>
    </style:style>
    <style:style style:name="Table12.B" style:family="table-column">
      <style:table-column-properties style:column-width="3.3306in"/>
    </style:style>
    <style:style style:name="Table12.1" style:family="table-row">
      <style:table-row-properties style:min-row-height="0.2215in" style:keep-together="true"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2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2.2" style:family="table-row">
      <style:table-row-properties style:keep-together="true" fo:keep-together="auto"/>
    </style:style>
    <style:style style:name="Table13" style:family="table">
      <style:table-properties style:width="6.6535in" fo:margin-left="-0.0785in" table:align="left" style:writing-mode="lr-tb"/>
    </style:style>
    <style:style style:name="Table13.A" style:family="table-column">
      <style:table-column-properties style:column-width="3.3229in"/>
    </style:style>
    <style:style style:name="Table13.B" style:family="table-column">
      <style:table-column-properties style:column-width="3.3306in"/>
    </style:style>
    <style:style style:name="Table13.1" style:family="table-row">
      <style:table-row-properties style:min-row-height="0.2215in" style:keep-together="true" fo:keep-together="auto"/>
    </style:style>
    <style:style style:name="Table1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3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3.2" style:family="table-row">
      <style:table-row-properties style:keep-together="true" fo:keep-together="auto"/>
    </style:style>
    <style:style style:name="Table14" style:family="table">
      <style:table-properties style:width="6.6535in" fo:margin-left="-0.0785in" table:align="left" style:writing-mode="lr-tb"/>
    </style:style>
    <style:style style:name="Table14.A" style:family="table-column">
      <style:table-column-properties style:column-width="3.3229in"/>
    </style:style>
    <style:style style:name="Table14.B" style:family="table-column">
      <style:table-column-properties style:column-width="3.3306in"/>
    </style:style>
    <style:style style:name="Table14.1" style:family="table-row">
      <style:table-row-properties style:min-row-height="0.2215in" style:keep-together="true" fo:keep-together="auto"/>
    </style:style>
    <style:style style:name="Table1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4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4.2" style:family="table-row">
      <style:table-row-properties style:keep-together="true" fo:keep-together="auto"/>
    </style:style>
    <style:style style:name="Table15" style:family="table">
      <style:table-properties style:width="6.6535in" fo:margin-left="-0.0785in" table:align="left" style:writing-mode="lr-tb"/>
    </style:style>
    <style:style style:name="Table15.A" style:family="table-column">
      <style:table-column-properties style:column-width="3.3229in"/>
    </style:style>
    <style:style style:name="Table15.B" style:family="table-column">
      <style:table-column-properties style:column-width="3.3306in"/>
    </style:style>
    <style:style style:name="Table15.1" style:family="table-row">
      <style:table-row-properties style:min-row-height="0.2215in" style:keep-together="true" fo:keep-together="auto"/>
    </style:style>
    <style:style style:name="Table15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5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5.2" style:family="table-row">
      <style:table-row-properties style:keep-together="true" fo:keep-together="auto"/>
    </style:style>
    <style:style style:name="Table16" style:family="table">
      <style:table-properties style:width="6.6535in" fo:margin-left="-0.0785in" table:align="left" style:writing-mode="lr-tb"/>
    </style:style>
    <style:style style:name="Table16.A" style:family="table-column">
      <style:table-column-properties style:column-width="3.3229in"/>
    </style:style>
    <style:style style:name="Table16.B" style:family="table-column">
      <style:table-column-properties style:column-width="3.3306in"/>
    </style:style>
    <style:style style:name="Table16.1" style:family="table-row">
      <style:table-row-properties style:min-row-height="0.2215in" style:keep-together="true" fo:keep-together="auto"/>
    </style:style>
    <style:style style:name="Table16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6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6.2" style:family="table-row">
      <style:table-row-properties style:keep-together="true" fo:keep-together="auto"/>
    </style:style>
    <style:style style:name="Table17" style:family="table">
      <style:table-properties style:width="6.6535in" fo:margin-left="-0.0785in" table:align="left" style:writing-mode="lr-tb"/>
    </style:style>
    <style:style style:name="Table17.A" style:family="table-column">
      <style:table-column-properties style:column-width="3.3229in"/>
    </style:style>
    <style:style style:name="Table17.B" style:family="table-column">
      <style:table-column-properties style:column-width="3.3306in"/>
    </style:style>
    <style:style style:name="Table17.1" style:family="table-row">
      <style:table-row-properties style:min-row-height="0.2215in" style:keep-together="true" fo:keep-together="auto"/>
    </style:style>
    <style:style style:name="Table17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7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7.2" style:family="table-row">
      <style:table-row-properties style:keep-together="true" fo:keep-together="auto"/>
    </style:style>
    <style:style style:name="Table18" style:family="table">
      <style:table-properties style:width="6.6535in" fo:margin-left="-0.0785in" table:align="left" style:writing-mode="lr-tb"/>
    </style:style>
    <style:style style:name="Table18.A" style:family="table-column">
      <style:table-column-properties style:column-width="3.3229in"/>
    </style:style>
    <style:style style:name="Table18.B" style:family="table-column">
      <style:table-column-properties style:column-width="3.3306in"/>
    </style:style>
    <style:style style:name="Table18.1" style:family="table-row">
      <style:table-row-properties style:min-row-height="0.2215in" style:keep-together="true" fo:keep-together="auto"/>
    </style:style>
    <style:style style:name="Table18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8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8.2" style:family="table-row">
      <style:table-row-properties style:keep-together="true" fo:keep-together="auto"/>
    </style:style>
    <style:style style:name="Table19" style:family="table">
      <style:table-properties style:width="6.6535in" fo:margin-left="-0.0785in" table:align="left" style:writing-mode="lr-tb"/>
    </style:style>
    <style:style style:name="Table19.A" style:family="table-column">
      <style:table-column-properties style:column-width="3.3229in"/>
    </style:style>
    <style:style style:name="Table19.B" style:family="table-column">
      <style:table-column-properties style:column-width="3.3306in"/>
    </style:style>
    <style:style style:name="Table19.1" style:family="table-row">
      <style:table-row-properties style:min-row-height="0.2215in" style:keep-together="true" fo:keep-together="auto"/>
    </style:style>
    <style:style style:name="Table19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9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9.2" style:family="table-row">
      <style:table-row-properties style:keep-together="true" fo:keep-together="auto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text-properties fo:font-size="12pt" fo:language="en" fo:country="US" fo:font-weight="bold" style:font-size-asian="12pt" style:font-weight-asian="bold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fo:language="en" fo:country="US" fo:font-weight="bold" style:font-size-asian="12pt" style:font-weight-asian="bold" style:font-size-complex="12pt"/>
    </style:style>
    <style:style style:name="P6" style:family="paragraph" style:parent-style-name="Standard">
      <style:text-properties fo:font-size="12pt" fo:language="en" fo:country="US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fo:language="en" fo:country="US" style:font-size-asian="12pt" style:font-size-complex="12pt"/>
    </style:style>
    <style:style style:name="P8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text-properties fo:font-size="14pt" fo:font-weight="bold" fo:background-color="transparent" style:font-size-asian="14pt" style:font-weight-asian="bold" style:font-size-complex="14pt"/>
    </style:style>
    <style:style style:name="P13" style:family="paragraph" style:parent-style-name="Standard">
      <style:text-properties fo:font-size="14pt" fo:language="en" fo:country="US" fo:font-weight="bold" style:font-size-asian="14pt" style:font-weight-asian="bold" style:font-size-complex="14pt"/>
    </style:style>
    <style:style style:name="P14" style:family="paragraph" style:parent-style-name="Standard">
      <style:text-properties fo:font-size="14pt" fo:language="en" fo:country="US" fo:font-weight="bold" fo:background-color="#ff0000" style:font-size-asian="14pt" style:font-weight-asian="bold" style:font-size-complex="14pt"/>
    </style:style>
    <style:style style:name="P15" style:family="paragraph" style:parent-style-name="Standard">
      <style:text-properties style:font-name="Courier New" fo:font-size="12pt" style:font-size-asian="12pt" style:font-name-complex="Courier New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2pt" style:font-size-asian="12pt" style:font-name-complex="Courier New" style:font-size-complex="12pt"/>
    </style:style>
    <style:style style:name="P17" style:family="paragraph" style:parent-style-name="Standard">
      <style:text-properties style:font-name="Courier New" fo:font-size="12pt" fo:language="en" fo:country="US" style:font-size-asian="12pt" style:font-name-complex="Courier New" style:font-size-complex="12pt"/>
    </style:style>
    <style:style style:name="P18" style:family="paragraph" style:parent-style-name="Standard">
      <style:text-properties fo:background-color="#ffff00"/>
    </style:style>
    <style:style style:name="P19" style:family="paragraph" style:parent-style-name="Standard">
      <style:text-properties fo:color="#000000" fo:background-color="#ffff00"/>
    </style:style>
    <style:style style:name="P20" style:family="paragraph" style:parent-style-name="Standard">
      <style:text-properties fo:background-color="transparen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break-before="page"/>
      <style:text-properties fo:font-size="14pt" fo:font-weight="bold" fo:background-color="#ffff00" style:font-size-asian="14pt" style:font-weight-asian="bold" style:font-size-complex="14pt"/>
    </style:style>
    <style:style style:name="P23" style:family="paragraph" style:parent-style-name="Standard">
      <style:paragraph-properties fo:break-before="page"/>
      <style:text-properties fo:font-size="14pt" fo:language="en" fo:country="US" fo:font-weight="bold" style:font-size-asian="14pt" style:font-weight-asian="bold" style:font-size-complex="14pt"/>
    </style:style>
    <style:style style:name="P24" style:family="paragraph" style:parent-style-name="Standard">
      <style:paragraph-properties fo:break-before="page"/>
      <style:text-properties fo:font-size="12pt" fo:language="en" fo:country="US" fo:font-weight="bold" style:font-size-asian="12pt" style:font-weight-asian="bold" style:font-size-complex="12pt"/>
    </style:style>
    <style:style style:name="P25" style:family="paragraph" style:parent-style-name="Standard">
      <style:paragraph-properties fo:text-align="justify" style:justify-single-word="false" fo:break-before="page"/>
      <style:text-properties fo:font-size="12pt" fo:language="en" fo:country="US" fo:font-weight="bold" style:font-size-asian="12pt" style:font-weight-asian="bold" style:font-size-complex="12pt"/>
    </style:style>
    <style:style style:name="P26" style:family="paragraph" style:parent-style-name="Standard">
      <style:paragraph-properties fo:text-align="justify" style:justify-single-word="false" fo:break-before="page"/>
      <style:text-properties fo:font-size="12pt" fo:language="en" fo:country="US" style:font-size-asian="12pt" style:font-size-complex="12pt"/>
    </style:style>
    <style:style style:name="P27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28" style:family="paragraph" style:parent-style-name="Standard">
      <style:paragraph-properties fo:break-before="page"/>
      <style:text-properties fo:background-color="#ffff00"/>
    </style:style>
    <style:style style:name="P29" style:family="paragraph" style:parent-style-name="Standard">
      <style:paragraph-properties fo:text-align="justify" style:justify-single-word="false" fo:break-before="page"/>
      <style:text-properties fo:background-color="#ffff00"/>
    </style:style>
    <style:style style:name="P30" style:family="paragraph" style:parent-style-name="Standard">
      <style:paragraph-properties fo:break-before="page"/>
      <style:text-properties fo:color="#000000" fo:background-color="transparent"/>
    </style:style>
    <style:style style:name="P31" style:family="paragraph" style:parent-style-name="Standard">
      <style:paragraph-properties fo:break-before="page"/>
      <style:text-properties fo:background-color="transparent"/>
    </style:style>
    <style:style style:name="P32" style:family="paragraph" style:parent-style-name="Standard">
      <style:paragraph-properties fo:break-before="page" fo:background-color="transparent">
        <style:background-image/>
      </style:paragraph-properties>
      <style:text-properties fo:font-size="12pt" fo:language="en" fo:country="US" fo:font-weight="bold" fo:background-color="#ff0000" style:font-size-asian="12pt" style:font-weight-asian="bold" style:font-size-complex="12pt"/>
    </style:style>
    <style:style style:name="P33" style:family="paragraph" style:parent-style-name="Standard">
      <style:paragraph-properties fo:background-color="transparent">
        <style:background-image/>
      </style:paragraph-properties>
      <style:text-properties fo:font-size="12pt" fo:language="en" fo:country="US" fo:font-weight="bold" fo:background-color="#ff0000" style:font-size-asian="12pt" style:font-weight-asian="bold" style:font-size-complex="12pt"/>
    </style:style>
    <style:style style:name="P34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35" style:family="paragraph" style:parent-style-name="Standard" style:master-page-name="Standard">
      <style:paragraph-properties style:page-number="auto"/>
      <style:text-properties fo:background-color="transparen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fo:background-color="#ff0000" style:font-size-asian="14pt" style:font-weight-asian="bold" style:font-size-complex="14pt"/>
    </style:style>
    <style:style style:name="T3" style:family="text">
      <style:text-properties fo:font-size="14pt" fo:language="en" fo:country="US" fo:font-weight="bold" style:font-size-asian="14pt" style:font-weight-asian="bold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language="en" fo:country="US" fo:font-weight="bold" style:font-size-asian="12pt" style:font-weight-asian="bold" style:font-size-complex="12pt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style:text-position="super 58%" fo:font-size="12pt" style:font-size-asian="12pt" style:font-size-complex="12pt"/>
    </style:style>
    <style:style style:name="T9" style:family="text">
      <style:text-properties style:text-position="super 58%" fo:font-size="12pt" fo:language="en" fo:country="US" style:font-size-asian="12pt" style:font-size-complex="12pt"/>
    </style:style>
    <style:style style:name="T10" style:family="text">
      <style:text-properties style:text-position="sub 58%" fo:font-size="12pt" fo:font-weight="bold" style:font-size-asian="12pt" style:font-weight-asian="bold" style:font-size-complex="12pt"/>
    </style:style>
    <style:style style:name="T11" style:family="text">
      <style:text-properties style:text-position="sub 58%" fo:font-size="12pt" fo:language="en" fo:country="US" fo:font-weight="bold" style:font-size-asian="12pt" style:font-weight-asian="bold" style:font-size-complex="12pt"/>
    </style:style>
    <style:style style:name="T12" style:family="text">
      <style:text-properties style:font-name="Courier New" fo:font-size="12pt" style:font-size-asian="12pt" style:font-name-complex="Courier New" style:font-size-complex="12pt"/>
    </style:style>
    <style:style style:name="T13" style:family="text">
      <style:text-properties style:font-name="Courier New" fo:font-size="12pt" fo:language="en" fo:country="US" style:font-size-asian="12pt" style:font-name-complex="Courier New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1">1. Лабораторная работа «Ближайшие точки на плоскости»</text:span></text:p>
      <text:p text:style-name="Standard"><text:span text:style-name="T1">Входной файл: </text:span><text:span text:style-name="T3">input</text:span><text:span text:style-name="T1">.</text:span><text:span text:style-name="T3">txt</text:span></text:p>
      <text:p text:style-name="Standard"><text:span text:style-name="T1">Выходной файл: </text:span><text:span text:style-name="T3">output</text:span><text:span text:style-name="T1">.</text:span><text:span text:style-name="T3">txt</text:span></text:p>
      <text:p text:style-name="Standard"><text:span text:style-name="T1">Ограничение времени: 5 секунд на тест</text:span></text:p>
      <text:p text:style-name="P1"/>
      <text:p text:style-name="P2">Для заданного множества точек на плоскости найти пару точек, расстояние между которыми минимально.</text:p>
      <text:p text:style-name="P1"/>
      <text:p text:style-name="P11">Вход</text:p>
      <text:p text:style-name="P10"><text:span text:style-name="T4">В первой строке входного файла записано целое число </text:span><text:span text:style-name="T6">N</text:span><text:span text:style-name="T4"> (2 ≤ </text:span><text:span text:style-name="T6">N</text:span><text:span text:style-name="T4"> ≤ 10</text:span><text:span text:style-name="T8">6</text:span><text:span text:style-name="T4">). <text:s/>Остаток файла содержит </text:span><text:span text:style-name="T6">N</text:span><text:span text:style-name="T4"> пар вещественных чисел </text:span><text:span text:style-name="T6">x</text:span><text:span text:style-name="T11">i</text:span><text:span text:style-name="T4">, </text:span><text:span text:style-name="T6">y</text:span><text:span text:style-name="T11">i</text:span><text:span text:style-name="T4">, </text:span><text:span text:style-name="T7">i</text:span><text:span text:style-name="T4"> = 1, …, </text:span><text:span text:style-name="T6">N</text:span><text:span text:style-name="T4"> (|</text:span><text:span text:style-name="T6">x</text:span><text:span text:style-name="T11">i</text:span><text:span text:style-name="T4">|, |</text:span><text:span text:style-name="T6">y</text:span><text:span text:style-name="T11">i</text:span><text:span text:style-name="T4">| ≤ 10</text:span><text:span text:style-name="T8">5</text:span><text:span text:style-name="T4">) .</text:span></text:p>
      <text:p text:style-name="P3"/>
      <text:p text:style-name="P11">Выход</text:p>
      <text:p text:style-name="P2">Запишите <text:s/>в выходной файл минимальное расстояние между парой точек из входного файла с тремя дробными цифрами.</text:p>
      <text:p text:style-name="P11"/>
      <text:p text:style-name="P11">Примеры входа и выхода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6">input</text:span><text:span text:style-name="T5">.</text:span><text:span text:style-name="T6">txt</text:span></text:p>
          </table:table-cell>
          <table:table-cell table:style-name="Table1.B1" office:value-type="string">
            <text:p text:style-name="Standard"><text:span text:style-name="T6">output</text:span><text:span text:style-name="T5">.</text:span><text:span text:style-name="T6">txt</text:span></text:p>
          </table:table-cell>
        </table:table-row>
        <table:table-row table:style-name="Table1.1">
          <table:table-cell table:style-name="Table1.A1" office:value-type="string">
            <text:p text:style-name="P17">2</text:p>
            <text:p text:style-name="Standard"><text:span text:style-name="T12">-1</text:span><text:span text:style-name="T13">.6 0.4 <text:s/>0.95 -2.0</text:span></text:p>
          </table:table-cell>
          <table:table-cell table:style-name="Table1.B1" office:value-type="string">
            <text:p text:style-name="P17">3.502</text:p>
          </table:table-cell>
        </table:table-row>
      </table:table>
      <text:p text:style-name="P13"/>
      <text:p text:style-name="P28"><text:span text:style-name="T1">2. Лабораторная работа «Поиск по образцу конечным автоматом»</text:span></text:p>
      <text:p text:style-name="Standard"><text:span text:style-name="T1">Входной файл: </text:span><text:span text:style-name="T3">input</text:span><text:span text:style-name="T1">.</text:span><text:span text:style-name="T3">txt</text:span></text:p>
      <text:p text:style-name="Standard"><text:span text:style-name="T1">Выходной файл: </text:span><text:span text:style-name="T3">output</text:span><text:span text:style-name="T1">.</text:span><text:span text:style-name="T3">txt</text:span></text:p>
      <text:p text:style-name="Standard"><text:span text:style-name="T1">Ограничение времени: 1 секунда на тест</text:span></text:p>
      <text:p text:style-name="P1"/>
      <text:p text:style-name="P10"><text:span text:style-name="T4">Даны символьные строки </text:span><text:span text:style-name="T6">A</text:span><text:span text:style-name="T4"> <text:s/>и </text:span><text:span text:style-name="T6">X</text:span><text:span text:style-name="T4">. С помощью конечного автомата найти самое левое вхождение строки </text:span><text:span text:style-name="T6">X</text:span><text:span text:style-name="T4"> в строку </text:span><text:span text:style-name="T6">A</text:span><text:span text:style-name="T4">.</text:span></text:p>
      <text:p text:style-name="P1"/>
      <text:p text:style-name="P11">Вход</text:p>
      <text:p text:style-name="P10"><text:span text:style-name="T4">В первой строке входного файла записана символьная строка </text:span><text:span text:style-name="T6">X</text:span><text:span text:style-name="T4"> длиной не более 100 символов. <text:s/>Во второй строке записана символьная строка </text:span><text:span text:style-name="T6">A</text:span><text:span text:style-name="T4"> длиной не более 10</text:span><text:span text:style-name="T8">6</text:span><text:span text:style-name="T4"> символов. Строки состоят только из строчных латинских букв.</text:span></text:p>
      <text:p text:style-name="P3"/>
      <text:p text:style-name="P11">Выход</text:p>
      <text:p text:style-name="P10"><text:span text:style-name="T4">Запишите <text:s/>в выходной самую левую позицию в </text:span><text:span text:style-name="T5">A</text:span><text:span text:style-name="T4">, начиная с которой </text:span><text:span text:style-name="T5">X</text:span><text:span text:style-name="T4"> входит в </text:span><text:span text:style-name="T5">A</text:span><text:span text:style-name="T4">. Позиции нумеруются, начиная с единицы. Если образец не найден, записать в файл число -1 (минус единица).</text:span></text:p>
      <text:p text:style-name="P11"/>
      <text:p text:style-name="P11">Примеры входа и выхода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6">input</text:span><text:span text:style-name="T5">.</text:span><text:span text:style-name="T6">txt</text:span></text:p>
          </table:table-cell>
          <table:table-cell table:style-name="Table2.B1" office:value-type="string">
            <text:p text:style-name="Standard"><text:span text:style-name="T6">output</text:span><text:span text:style-name="T5">.</text:span><text:span text:style-name="T6">txt</text:span></text:p>
          </table:table-cell>
        </table:table-row>
        <table:table-row table:style-name="Table2.2">
          <table:table-cell table:style-name="Table2.A1" office:value-type="string">
            <text:p text:style-name="P15">abc</text:p>
            <text:p text:style-name="P15">aaabaaababababbbccabcccccccccacacac</text:p>
          </table:table-cell>
          <table:table-cell table:style-name="Table2.B1" office:value-type="string">
            <text:p text:style-name="P15">19</text:p>
          </table:table-cell>
        </table:table-row>
      </table:table>
      <text:p text:style-name="P33"/>
      <text:p text:style-name="P32"/>
      <text:p text:style-name="P34"><text:span text:style-name="T1">3. Лабораторная работа «Поиск по образцу алгоритмом Кнута-Морриса-Пратта»</text:span></text:p>
      <text:p text:style-name="Standard"><text:span text:style-name="T1">Входной файл: </text:span><text:span text:style-name="T3">input</text:span><text:span text:style-name="T1">.</text:span><text:span text:style-name="T3">txt</text:span></text:p>
      <text:p text:style-name="Standard"><text:span text:style-name="T1">Выходной файл: </text:span><text:span text:style-name="T3">output</text:span><text:span text:style-name="T1">.</text:span><text:span text:style-name="T3">txt</text:span></text:p>
      <text:p text:style-name="Standard"><text:span text:style-name="T1">Ограничение времени: 1 секунда на тест</text:span></text:p>
      <text:p text:style-name="P1"/>
      <text:p text:style-name="P10"><text:span text:style-name="T4">Даны символьные строки </text:span><text:span text:style-name="T6">A</text:span><text:span text:style-name="T4"> <text:s/>и </text:span><text:span text:style-name="T6">X</text:span><text:span text:style-name="T4">. С помощью алгоритма Кнута – Морриса - Пратта найти самое левое вхождение строки </text:span><text:span text:style-name="T6">X</text:span><text:span text:style-name="T4"> в строку </text:span><text:span text:style-name="T6">A</text:span><text:span text:style-name="T4">.</text:span></text:p>
      <text:p text:style-name="P1"/>
      <text:p text:style-name="P11">Вход</text:p>
      <text:p text:style-name="P10"><text:span text:style-name="T4">В первой строке входного файла записана символьная строка </text:span><text:span text:style-name="T6">X</text:span><text:span text:style-name="T4"> длиной не более 100 символов. <text:s/>Во второй строке записана символьная строка </text:span><text:span text:style-name="T6">A</text:span><text:span text:style-name="T4"> длиной не более 10</text:span><text:span text:style-name="T8">6</text:span><text:span text:style-name="T4"> символов. Строки состоят только из строчных латинских букв.</text:span></text:p>
      <text:p text:style-name="P3"/>
      <text:p text:style-name="P11">Выход</text:p>
      <text:p text:style-name="P10"><text:span text:style-name="T4">Запишите <text:s/>в выходной самую левую позицию в </text:span><text:span text:style-name="T5">A</text:span><text:span text:style-name="T4">, начиная с которой </text:span><text:span text:style-name="T5">X</text:span><text:span text:style-name="T4"> входит в </text:span><text:span text:style-name="T5">A</text:span><text:span text:style-name="T4">. Позиции нумеруются, начиная с единицы. Если образец не найден, записать в файл число -1 (минус единица).</text:span></text:p>
      <text:p text:style-name="P11"/>
      <text:p text:style-name="P11">Примеры входа и выхода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6">input</text:span><text:span text:style-name="T5">.</text:span><text:span text:style-name="T6">txt</text:span></text:p>
          </table:table-cell>
          <table:table-cell table:style-name="Table3.B1" office:value-type="string">
            <text:p text:style-name="Standard"><text:span text:style-name="T6">output</text:span><text:span text:style-name="T5">.</text:span><text:span text:style-name="T6">txt</text:span></text:p>
          </table:table-cell>
        </table:table-row>
        <table:table-row table:style-name="Table3.2">
          <table:table-cell table:style-name="Table3.A1" office:value-type="string">
            <text:p text:style-name="P15">abc</text:p>
            <text:p text:style-name="P15">aaabaaababababbbccabcccccccccacacac</text:p>
          </table:table-cell>
          <table:table-cell table:style-name="Table3.B1" office:value-type="string">
            <text:p text:style-name="P15">19</text:p>
          </table:table-cell>
        </table:table-row>
      </table:table>
      <text:p text:style-name="P4"/>
      <text:p text:style-name="P30"><text:span text:style-name="T1">4. Лабораторная работа «Поиск по образцу алгоритмом Бойера-Мура»</text:span></text:p>
      <text:p text:style-name="Standard"><text:span text:style-name="T1">Входной файл: </text:span><text:span text:style-name="T3">input</text:span><text:span text:style-name="T1">.</text:span><text:span text:style-name="T3">txt</text:span></text:p>
      <text:p text:style-name="Standard"><text:span text:style-name="T1">Выходной файл: </text:span><text:span text:style-name="T3">output</text:span><text:span text:style-name="T1">.</text:span><text:span text:style-name="T3">txt</text:span></text:p>
      <text:p text:style-name="Standard"><text:span text:style-name="T1">Ограничение времени: 1 секунда на тест</text:span></text:p>
      <text:p text:style-name="P1"/>
      <text:p text:style-name="P10"><text:span text:style-name="T4">Даны символьные строки </text:span><text:span text:style-name="T6">A</text:span><text:span text:style-name="T4"> <text:s/>и </text:span><text:span text:style-name="T6">X</text:span><text:span text:style-name="T4">. С помощью алгоритма Бойера – Мура найти самое левое вхождение строки </text:span><text:span text:style-name="T6">X</text:span><text:span text:style-name="T4"> в строку </text:span><text:span text:style-name="T6">A</text:span><text:span text:style-name="T4">.</text:span></text:p>
      <text:p text:style-name="P1"/>
      <text:p text:style-name="P11">Вход</text:p>
      <text:p text:style-name="P10"><text:span text:style-name="T4">В первой строке входного файла записана символьная строка </text:span><text:span text:style-name="T6">X</text:span><text:span text:style-name="T4"> длиной не более 100 символов. <text:s/>Во второй строке записана символьная строка </text:span><text:span text:style-name="T6">A</text:span><text:span text:style-name="T4"> длиной не более 10</text:span><text:span text:style-name="T8">6</text:span><text:span text:style-name="T4"> символов. Строки состоят только из строчных латинских букв.</text:span></text:p>
      <text:p text:style-name="P3"/>
      <text:p text:style-name="P11">Выход</text:p>
      <text:p text:style-name="P10"><text:span text:style-name="T4">Запишите <text:s/>в выходной самую левую позицию в </text:span><text:span text:style-name="T5">A</text:span><text:span text:style-name="T4">, начиная с которой </text:span><text:span text:style-name="T5">X</text:span><text:span text:style-name="T4"> входит в </text:span><text:span text:style-name="T5">A</text:span><text:span text:style-name="T4">. Позиции нумеруются, начиная с единицы. Если образец не найден, записать в файл число -1 (минус единица).</text:span></text:p>
      <text:p text:style-name="P11"/>
      <text:p text:style-name="P11">Примеры входа и выхода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6">input</text:span><text:span text:style-name="T5">.</text:span><text:span text:style-name="T6">txt</text:span></text:p>
          </table:table-cell>
          <table:table-cell table:style-name="Table4.B1" office:value-type="string">
            <text:p text:style-name="Standard"><text:span text:style-name="T6">output</text:span><text:span text:style-name="T5">.</text:span><text:span text:style-name="T6">txt</text:span></text:p>
          </table:table-cell>
        </table:table-row>
        <table:table-row table:style-name="Table4.2">
          <table:table-cell table:style-name="Table4.A1" office:value-type="string">
            <text:p text:style-name="P15">abc</text:p>
            <text:p text:style-name="P15">aaabaaababababbbccabcccccccccacacac</text:p>
          </table:table-cell>
          <table:table-cell table:style-name="Table4.B1" office:value-type="string">
            <text:p text:style-name="P15">19</text:p>
          </table:table-cell>
        </table:table-row>
      </table:table>
      <text:p text:style-name="P4"/>
      <text:p text:style-name="P13"/>
      <text:p text:style-name="P23"/>
      <text:p text:style-name="P19"><text:span text:style-name="T1">5. Лабораторная работа «Поиск по образцу алгоритмом Рабина-Карпа»</text:span></text:p>
      <text:p text:style-name="Standard"><text:span text:style-name="T1">Входной файл: </text:span><text:span text:style-name="T3">input</text:span><text:span text:style-name="T1">.</text:span><text:span text:style-name="T3">txt</text:span></text:p>
      <text:p text:style-name="Standard"><text:span text:style-name="T1">Выходной файл: </text:span><text:span text:style-name="T3">output</text:span><text:span text:style-name="T1">.</text:span><text:span text:style-name="T3">txt</text:span></text:p>
      <text:p text:style-name="Standard"><text:span text:style-name="T1">Ограничение времени: 1 секунда на тест</text:span></text:p>
      <text:p text:style-name="P1"/>
      <text:p text:style-name="P10"><text:span text:style-name="T4">Даны символьные строки </text:span><text:span text:style-name="T6">A</text:span><text:span text:style-name="T4"> <text:s/>и </text:span><text:span text:style-name="T6">X</text:span><text:span text:style-name="T4">. С помощью алгоритма Рабина – Карпа найти самое левое вхождение строки </text:span><text:span text:style-name="T6">X</text:span><text:span text:style-name="T4"> в строку </text:span><text:span text:style-name="T6">A</text:span><text:span text:style-name="T4">.</text:span></text:p>
      <text:p text:style-name="P1"/>
      <text:p text:style-name="P11">Вход</text:p>
      <text:p text:style-name="P10"><text:span text:style-name="T4">В первой строке входного файла записана символьная строка </text:span><text:span text:style-name="T6">X</text:span><text:span text:style-name="T4"> длиной не более 100 символов. <text:s/>Во второй строке записана символьная строка </text:span><text:span text:style-name="T6">A</text:span><text:span text:style-name="T4"> длиной не более 10</text:span><text:span text:style-name="T8">6</text:span><text:span text:style-name="T4"> символов. Строки состоят только из строчных латинских букв.</text:span></text:p>
      <text:p text:style-name="P3"/>
      <text:p text:style-name="P11">Выход</text:p>
      <text:p text:style-name="P10"><text:span text:style-name="T4">Запишите <text:s/>в выходной самую левую позицию в </text:span><text:span text:style-name="T5">A</text:span><text:span text:style-name="T4">, начиная с которой </text:span><text:span text:style-name="T5">X</text:span><text:span text:style-name="T4"> входит в </text:span><text:span text:style-name="T5">A</text:span><text:span text:style-name="T4">. Позиции нумеруются, начиная с единицы. Если образец не найден, записать в файл число -1 (минус единица).</text:span></text:p>
      <text:p text:style-name="P11"/>
      <text:p text:style-name="P11">Примеры входа и выхода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Standard"><text:span text:style-name="T6">input</text:span><text:span text:style-name="T5">.</text:span><text:span text:style-name="T6">txt</text:span></text:p>
          </table:table-cell>
          <table:table-cell table:style-name="Table5.B1" office:value-type="string">
            <text:p text:style-name="Standard"><text:span text:style-name="T6">output</text:span><text:span text:style-name="T5">.</text:span><text:span text:style-name="T6">txt</text:span></text:p>
          </table:table-cell>
        </table:table-row>
        <table:table-row table:style-name="Table5.2">
          <table:table-cell table:style-name="Table5.A1" office:value-type="string">
            <text:p text:style-name="P15">Abc</text:p>
            <text:p text:style-name="P15">aaabaaababababbbccabcccccccccacacac</text:p>
          </table:table-cell>
          <table:table-cell table:style-name="Table5.B1" office:value-type="string">
            <text:p text:style-name="P15">19</text:p>
          </table:table-cell>
        </table:table-row>
      </table:table>
      <text:p text:style-name="P13"/>
      <text:p text:style-name="P23"/>
      <text:p text:style-name="P14"/>
      <text:p text:style-name="P12">6. Лабораторная работа «Суффиксный массив»</text:p>
      <text:p text:style-name="Standard"><text:span text:style-name="T1">Входной файл: </text:span><text:span text:style-name="T3">input</text:span><text:span text:style-name="T1">.</text:span><text:span text:style-name="T3">txt</text:span></text:p>
      <text:p text:style-name="Standard"><text:span text:style-name="T1">Выходной файл: </text:span><text:span text:style-name="T3">output</text:span><text:span text:style-name="T1">.</text:span><text:span text:style-name="T3">txt</text:span></text:p>
      <text:p text:style-name="P11">Ограничение времени: 1 секунда на тест</text:p>
      <text:p text:style-name="P11"/>
      <text:p text:style-name="P1">Для заданной символьной строки построить суффиксный массив.</text:p>
      <text:p text:style-name="P1"/>
      <text:p text:style-name="P11">Вход</text:p>
      <text:p text:style-name="P10"><text:span text:style-name="T4">Во входном файле записана символьная строка, состоящая только из строчных латинских букв. Длина строки не превышает 10</text:span><text:span text:style-name="T9">6</text:span><text:span text:style-name="T4"> символов.</text:span></text:p>
      <text:p text:style-name="P3"/>
      <text:p text:style-name="P11">Выход</text:p>
      <text:p text:style-name="P1">Запишите <text:s/>в выходной файл суффиксный массив для строки из входного файла.</text:p>
      <text:p text:style-name="P1"/>
      <text:p text:style-name="P11">Примеры входа и выхода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Standard"><text:span text:style-name="T6">input</text:span><text:span text:style-name="T5">.</text:span><text:span text:style-name="T6">txt</text:span></text:p>
          </table:table-cell>
          <table:table-cell table:style-name="Table6.B1" office:value-type="string">
            <text:p text:style-name="Standard"><text:span text:style-name="T6">output</text:span><text:span text:style-name="T5">.</text:span><text:span text:style-name="T6">txt</text:span></text:p>
          </table:table-cell>
        </table:table-row>
        <table:table-row table:style-name="Table6.1">
          <table:table-cell table:style-name="Table6.A1" office:value-type="string">
            <text:p text:style-name="Standard"><text:span text:style-name="T13">a</text:span><text:span text:style-name="T13">cmicpc</text:span></text:p>
          </table:table-cell>
          <table:table-cell table:style-name="Table6.B1" office:value-type="string">
            <text:p text:style-name="P17">1 7 2 5 4 3 6</text:p>
          </table:table-cell>
        </table:table-row>
      </table:table>
      <text:p text:style-name="P1"/>
      <text:p text:style-name="P27"/>
      <text:p text:style-name="P4"/>
      <text:p text:style-name="P20"><text:span text:style-name="T1">7. Лабораторная работа «Поиск по образцу суффиксным массивом»</text:span></text:p>
      <text:p text:style-name="Standard"><text:span text:style-name="T1">Входной файл: </text:span><text:span text:style-name="T3">input</text:span><text:span text:style-name="T1">.</text:span><text:span text:style-name="T3">txt</text:span></text:p>
      <text:p text:style-name="Standard"><text:span text:style-name="T1">Выходной файл: </text:span><text:span text:style-name="T3">output</text:span><text:span text:style-name="T1">.</text:span><text:span text:style-name="T3">txt</text:span></text:p>
      <text:p text:style-name="P11">Ограничение времени: 1 секунда на тест</text:p>
      <text:p text:style-name="P11"/>
      <text:p text:style-name="P10"><text:span text:style-name="T4">Для заданной символьной строки </text:span><text:span text:style-name="T6">A</text:span><text:span text:style-name="T4"> построить суффиксный массив и найти в количество вхождений в </text:span><text:span text:style-name="T6">A</text:span><text:span text:style-name="T4"> подстроки </text:span><text:span text:style-name="T6">X</text:span><text:span text:style-name="T4">.</text:span></text:p>
      <text:p text:style-name="P1"/>
      <text:p text:style-name="P11">Вход</text:p>
      <text:p text:style-name="P10"><text:span text:style-name="T4">В первой строке входного файла записана символьная строка </text:span><text:span text:style-name="T6">X</text:span><text:span text:style-name="T4">, длиной не более 10</text:span><text:span text:style-name="T8">4</text:span><text:span text:style-name="T4"> символов. Во второй строке файла записана символьная строка </text:span><text:span text:style-name="T6">A</text:span><text:span text:style-name="T4"> длиной не более 10</text:span><text:span text:style-name="T8">6</text:span><text:span text:style-name="T4"> символов. Обе строки состоят только из строчных латинских букв.</text:span></text:p>
      <text:p text:style-name="P3"/>
      <text:p text:style-name="P11">Выход</text:p>
      <text:p text:style-name="Standard"><text:span text:style-name="T4">Запишите <text:s/>в выходной файл количество вхождений подстроки </text:span><text:span text:style-name="T6">X</text:span><text:span text:style-name="T4"> в строку </text:span><text:span text:style-name="T6">A</text:span><text:span text:style-name="T4">. </text:span></text:p>
      <text:p text:style-name="P11">Примеры входа и выхода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Standard"><text:span text:style-name="T6">input</text:span><text:span text:style-name="T5">.</text:span><text:span text:style-name="T6">txt</text:span></text:p>
          </table:table-cell>
          <table:table-cell table:style-name="Table7.B1" office:value-type="string">
            <text:p text:style-name="Standard"><text:span text:style-name="T6">output</text:span><text:span text:style-name="T5">.</text:span><text:span text:style-name="T6">txt</text:span></text:p>
          </table:table-cell>
        </table:table-row>
        <table:table-row table:style-name="Table7.1">
          <table:table-cell table:style-name="Table7.A1" office:value-type="string">
            <text:p text:style-name="P17">c</text:p>
            <text:p text:style-name="Standard"><text:span text:style-name="T13">acmicpcifmo</text:span></text:p>
          </table:table-cell>
          <table:table-cell table:style-name="Table7.B1" office:value-type="string">
            <text:p text:style-name="P15">3</text:p>
          </table:table-cell>
        </table:table-row>
        <table:table-row table:style-name="Table7.1">
          <table:table-cell table:style-name="Table7.A1" office:value-type="string">
            <text:p text:style-name="P17">pif</text:p>
            <text:p text:style-name="Standard"><text:span text:style-name="T13">acmicpcifmo</text:span></text:p>
          </table:table-cell>
          <table:table-cell table:style-name="Table7.B1" office:value-type="string">
            <text:p text:style-name="P15">0</text:p>
          </table:table-cell>
        </table:table-row>
      </table:table>
      <text:p text:style-name="P1"/>
      <text:p text:style-name="P22">8.Лабораторная работа </text:p>
      <text:p text:style-name="P18"><text:span text:style-name="T1">«Сортировка циклических сдвигов суффиксным массивом»</text:span></text:p>
      <text:p text:style-name="Standard"><text:span text:style-name="T1">Входной файл: </text:span><text:span text:style-name="T3">input</text:span><text:span text:style-name="T1">.</text:span><text:span text:style-name="T3">txt</text:span></text:p>
      <text:p text:style-name="Standard"><text:span text:style-name="T1">Выходной файл: </text:span><text:span text:style-name="T3">output</text:span><text:span text:style-name="T1">.</text:span><text:span text:style-name="T3">txt</text:span></text:p>
      <text:p text:style-name="P11">Ограничение времени: 1 секунда на тест</text:p>
      <text:p text:style-name="P1"/>
      <text:p text:style-name="P10"><text:span text:style-name="T4">Назовём </text:span><text:span text:style-name="T7">i</text:span><text:span text:style-name="T4">-м циклическим сдвигом строки </text:span><text:span text:style-name="T6">A</text:span><text:span text:style-name="T4">(1:</text:span><text:span text:style-name="T7">n</text:span><text:span text:style-name="T4">) строку </text:span><text:span text:style-name="T6">A</text:span><text:span text:style-name="T4">(</text:span><text:span text:style-name="T7">i</text:span><text:span text:style-name="T4">:</text:span><text:span text:style-name="T7">n</text:span><text:span text:style-name="T4">)+</text:span><text:span text:style-name="T6">A</text:span><text:span text:style-name="T4">(1:</text:span><text:span text:style-name="T7">i</text:span><text:span text:style-name="T4">-1). Для заданной символьной строки </text:span><text:span text:style-name="T6">A</text:span><text:span text:style-name="T4"> найдите </text:span><text:span text:style-name="T5">К</text:span><text:span text:style-name="T4">-й в лексикографическом порядке циклический сдвиг. Используйте суффиксный массив.</text:span></text:p>
      <text:p text:style-name="P1"/>
      <text:p text:style-name="P11">Вход</text:p>
      <text:p text:style-name="P10"><text:span text:style-name="T4">В первой строке входного файла записана символьная строка </text:span><text:span text:style-name="T6">A</text:span><text:span text:style-name="T4"> длиной не более 10</text:span><text:span text:style-name="T8">6</text:span><text:span text:style-name="T4"> символов. Во второй строке файла записано целое число 1 ≤ </text:span><text:span text:style-name="T6">K</text:span><text:span text:style-name="T4"> ≤ </text:span><text:span text:style-name="T7">len</text:span><text:span text:style-name="T4">(</text:span><text:span text:style-name="T6">A</text:span><text:span text:style-name="T4">).</text:span></text:p>
      <text:p text:style-name="P3"/>
      <text:p text:style-name="P11">Выход</text:p>
      <text:p text:style-name="P10"><text:span text:style-name="T4">Запишите <text:s/>в выходной файл </text:span><text:span text:style-name="T5">К</text:span><text:span text:style-name="T4">-й в лексикографическом порядке циклический сдвиг строки </text:span><text:span text:style-name="T6">A</text:span><text:span text:style-name="T4">. </text:span></text:p>
      <text:p text:style-name="P11">Примеры входа и выхода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Standard"><text:span text:style-name="T6">input</text:span><text:span text:style-name="T5">.</text:span><text:span text:style-name="T6">txt</text:span></text:p>
          </table:table-cell>
          <table:table-cell table:style-name="Table8.B1" office:value-type="string">
            <text:p text:style-name="Standard"><text:span text:style-name="T6">output</text:span><text:span text:style-name="T5">.</text:span><text:span text:style-name="T6">txt</text:span></text:p>
          </table:table-cell>
        </table:table-row>
        <table:table-row table:style-name="Table8.1">
          <table:table-cell table:style-name="Table8.A1" office:value-type="string">
            <text:p text:style-name="Standard"><text:span text:style-name="T13">a</text:span><text:span text:style-name="T13">cmicpcifmo</text:span></text:p>
            <text:p text:style-name="P17">7</text:p>
          </table:table-cell>
          <table:table-cell table:style-name="Table8.B1" office:value-type="string">
            <text:p text:style-name="P17">ifmoacmicpc</text:p>
          </table:table-cell>
        </table:table-row>
      </table:table>
      <text:p text:style-name="P4"/>
      <text:p text:style-name="P31"><text:span text:style-name="T6">9.</text:span><text:span text:style-name="T1">Лабораторная работа «</text:span><text:span text:style-name="T3">LCP-</text:span><text:span text:style-name="T1">массив»</text:span></text:p>
      <text:p text:style-name="Standard"><text:span text:style-name="T1">Входной файл: </text:span><text:span text:style-name="T3">input</text:span><text:span text:style-name="T1">.</text:span><text:span text:style-name="T3">txt</text:span></text:p>
      <text:p text:style-name="Standard"><text:span text:style-name="T1">Выходной файл: </text:span><text:span text:style-name="T3">output</text:span><text:span text:style-name="T1">.</text:span><text:span text:style-name="T3">txt</text:span></text:p>
      <text:p text:style-name="P11">Ограничение времени: 1 секунда на тест</text:p>
      <text:p text:style-name="P1"/>
      <text:p text:style-name="Standard"><text:span text:style-name="T4">Для заданной символьной строки построить </text:span><text:span text:style-name="T7">lcp</text:span><text:span text:style-name="T4">-массив.</text:span></text:p>
      <text:p text:style-name="P1"/>
      <text:p text:style-name="P11">Вход</text:p>
      <text:p text:style-name="P10"><text:span text:style-name="T4">Во входном файле записана символьная строка, состоящая только из строчных латинских букв. Длина строки не превышает 10</text:span><text:span text:style-name="T8">6</text:span><text:span text:style-name="T4"> символов.</text:span></text:p>
      <text:p text:style-name="P3"/>
      <text:p text:style-name="P11">Выход</text:p>
      <text:p text:style-name="Standard"><text:span text:style-name="T4">Запишите <text:s/>в выходной файл </text:span><text:span text:style-name="T7">lcp</text:span><text:span text:style-name="T4">-массив для строки из входного файла.</text:span></text:p>
      <text:p text:style-name="P11"/>
      <text:p text:style-name="P11">Примеры входа и выхода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Standard"><text:span text:style-name="T6">input</text:span><text:span text:style-name="T5">.</text:span><text:span text:style-name="T6">txt</text:span></text:p>
          </table:table-cell>
          <table:table-cell table:style-name="Table9.B1" office:value-type="string">
            <text:p text:style-name="Standard"><text:span text:style-name="T6">output</text:span><text:span text:style-name="T5">.</text:span><text:span text:style-name="T6">txt</text:span></text:p>
          </table:table-cell>
        </table:table-row>
        <table:table-row table:style-name="Table9.1">
          <table:table-cell table:style-name="Table9.A1" office:value-type="string">
            <text:p text:style-name="Standard"><text:span text:style-name="T13">a</text:span><text:span text:style-name="T13">cmicpcifmo</text:span></text:p>
          </table:table-cell>
          <table:table-cell table:style-name="Table9.B1" office:value-type="string">
            <text:p text:style-name="P17">0 1 1 0 0 1 0 1 0 0</text:p>
          </table:table-cell>
        </table:table-row>
      </table:table>
      <text:p text:style-name="P4"/>
      <text:p text:style-name="P13"/>
      <text:p text:style-name="P23"/>
      <text:p text:style-name="Standard"><text:span text:style-name="T1">10. Лабораторная работа «Задача о наибольшем повторении»</text:span></text:p>
      <text:p text:style-name="Standard"><text:span text:style-name="T1">Входной файл: </text:span><text:span text:style-name="T3">input</text:span><text:span text:style-name="T1">.</text:span><text:span text:style-name="T3">txt</text:span></text:p>
      <text:p text:style-name="Standard"><text:span text:style-name="T1">Выходной файл: </text:span><text:span text:style-name="T3">output</text:span><text:span text:style-name="T1">.</text:span><text:span text:style-name="T3">txt</text:span></text:p>
      <text:p text:style-name="P11">Ограничение времени: 1 секунда на тест</text:p>
      <text:p text:style-name="P1"/>
      <text:p text:style-name="P1">Для заданной символьной строки найти подстроку максимальной длины, которая входит в строку более одного раза.</text:p>
      <text:p text:style-name="P1"/>
      <text:p text:style-name="P11">Вход</text:p>
      <text:p text:style-name="P10"><text:span text:style-name="T4">Во входном файле записана символьная строка, состоящая только из строчных латинских букв. Длина строки не превышает 10</text:span><text:span text:style-name="T8">6</text:span><text:span text:style-name="T4"> символов.</text:span></text:p>
      <text:p text:style-name="P3"/>
      <text:p text:style-name="P11">Выход</text:p>
      <text:p text:style-name="P2">Запишите <text:s/>в выходной файл найденную подстроку максимальной длины. Если таких подстрок несколько, выведите лексикографически минимальную из них.</text:p>
      <text:p text:style-name="P11"/>
      <text:p text:style-name="P11">Примеры входа и выхода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Standard"><text:span text:style-name="T6">input</text:span><text:span text:style-name="T5">.</text:span><text:span text:style-name="T6">txt</text:span></text:p>
          </table:table-cell>
          <table:table-cell table:style-name="Table10.B1" office:value-type="string">
            <text:p text:style-name="Standard"><text:span text:style-name="T6">output</text:span><text:span text:style-name="T5">.</text:span><text:span text:style-name="T6">txt</text:span></text:p>
          </table:table-cell>
        </table:table-row>
        <table:table-row table:style-name="Table10.1">
          <table:table-cell table:style-name="Table10.A1" office:value-type="string">
            <text:p text:style-name="Standard"><text:span text:style-name="T13">a</text:span><text:span text:style-name="T13">cmicpcifmo</text:span></text:p>
          </table:table-cell>
          <table:table-cell table:style-name="Table10.B1" office:value-type="string">
            <text:p text:style-name="P17">c</text:p>
          </table:table-cell>
        </table:table-row>
      </table:table>
      <text:p text:style-name="P4"/>
      <text:p text:style-name="P24"/>
      <text:p text:style-name="P18"><text:span text:style-name="T1">11. Лабораторная работа «АВЛ-дерево»</text:span></text:p>
      <text:p text:style-name="Standard"><text:span text:style-name="T1">Входной файл: </text:span><text:span text:style-name="T3">input</text:span><text:span text:style-name="T1">.</text:span><text:span text:style-name="T3">txt</text:span></text:p>
      <text:p text:style-name="Standard"><text:span text:style-name="T1">Выходной файл: </text:span><text:span text:style-name="T3">output</text:span><text:span text:style-name="T1">.</text:span><text:span text:style-name="T3">txt</text:span></text:p>
      <text:p text:style-name="Standard"><text:span text:style-name="T1">Ограничение времени: 1 секунда на тест</text:span></text:p>
      <text:p text:style-name="P3"/>
      <text:p text:style-name="P10"><text:span text:style-name="T4">Дана последовательность операций «добавить вершину», «удалить вершину» и «найти ключ» над АВЛ-деревом. Выполнить эти операции.</text:span></text:p>
      <text:p text:style-name="P9"/>
      <text:p text:style-name="P11">Вход</text:p>
      <text:p text:style-name="P10"><text:span text:style-name="T4">Во входном файле записана последовательность команд вида “+s” или “-s” или “?s” или “E”. Здесь s - слово длиной не более 10 символов. Команда "+s" означает "добавить в дерево слово s", команда "-s" означает "удалить из дерева слово s", команда "?s" - "найти в дереве слово s". Команда "E" означает "завершить операции с деревом". Каждая команда записана в отдельной строке, начиная с первой позиции, и не содержит пробелов.</text:span></text:p>
      <text:p text:style-name="P9"/>
      <text:p text:style-name="P11">Выход</text:p>
      <text:p text:style-name="P10"><text:span text:style-name="T4">В выходной файл запишите результаты выполнения команд "?s" в том порядке, в котором они присутствуют во входном файле. Если слово найдено, записать в файл его глубину в дереве, в противном случае - символ 'n'. </text:span></text:p>
      <text:p text:style-name="P8"/>
      <text:p text:style-name="P11">Примеры входа и выхода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Standard"><text:span text:style-name="T6">input</text:span><text:span text:style-name="T5">.</text:span><text:span text:style-name="T6">txt</text:span></text:p>
          </table:table-cell>
          <table:table-cell table:style-name="Table11.B1" office:value-type="string">
            <text:p text:style-name="Standard"><text:span text:style-name="T6">output</text:span><text:span text:style-name="T5">.</text:span><text:span text:style-name="T6">txt</text:span></text:p>
          </table:table-cell>
        </table:table-row>
        <table:table-row table:style-name="Table11.2">
          <table:table-cell table:style-name="Table11.A1" office:value-type="string">
            <text:p text:style-name="P15">+глокая</text:p>
            <text:p text:style-name="P15">+куздра</text:p>
            <text:p text:style-name="P15">?бокра</text:p>
            <text:p text:style-name="P15">-куздра</text:p>
            <text:p text:style-name="P15">?куздра</text:p>
            <text:p text:style-name="P15">?глокая</text:p>
            <text:p text:style-name="P15">E</text:p>
          </table:table-cell>
          <table:table-cell table:style-name="Table11.B1" office:value-type="string">
            <text:p text:style-name="P15">nn1</text:p>
            <text:p text:style-name="P15"/>
          </table:table-cell>
        </table:table-row>
      </table:table>
      <text:p text:style-name="P4"/>
      <text:p text:style-name="P21"><text:span text:style-name="T1">12. Лабораторная работа «</text:span><text:span text:style-name="T3">SPLAY-</text:span><text:span text:style-name="T1">дерево»</text:span></text:p>
      <text:p text:style-name="Standard"><text:span text:style-name="T1">Входной файл: </text:span><text:span text:style-name="T3">input</text:span><text:span text:style-name="T1">.</text:span><text:span text:style-name="T3">txt</text:span></text:p>
      <text:p text:style-name="Standard"><text:span text:style-name="T1">Выходной файл: </text:span><text:span text:style-name="T3">output</text:span><text:span text:style-name="T1">.</text:span><text:span text:style-name="T3">txt</text:span></text:p>
      <text:p text:style-name="Standard"><text:span text:style-name="T1">Ограничение времени: 1 секунда на тест</text:span></text:p>
      <text:p text:style-name="P7"/>
      <text:p text:style-name="P10"><text:span text:style-name="T4">Дана последовательность операций «добавить вершину», «удалить вершину» и «найти ключ» над </text:span><text:span text:style-name="T7">SPLAY</text:span><text:span text:style-name="T4">-деревом. Выполнить эти операции.</text:span></text:p>
      <text:p text:style-name="P9"/>
      <text:p text:style-name="P11">Вход</text:p>
      <text:p text:style-name="P10"><text:span text:style-name="T4">Во входном файле записана последовательность команд вида “+s” или “-s” или “?s” или “E”. Здесь s - слово длиной не более 10 символов. Команда "+s" означает "добавить в дерево слово s", команда "-s" означает "удалить из дерева слово s", команда "?s" - "найти в дереве слово s". Команда "E" означает "завершить операции с деревом". Каждая команда записана в отдельной строке, начиная с первой позиции, и не содержит пробелов.</text:span></text:p>
      <text:p text:style-name="P9"/>
      <text:p text:style-name="P11">Выход</text:p>
      <text:p text:style-name="P10"><text:span text:style-name="T4">В выходной файл запишите результаты выполнения команд "?s" в том порядке, в котором они присутствуют во входном файле. Если слово найдено, записать в файл его глубину в дереве, в противном случае - символ 'n'. </text:span></text:p>
      <text:p text:style-name="P8"/>
      <text:p text:style-name="P11">Примеры входа и выхода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Standard"><text:span text:style-name="T6">input</text:span><text:span text:style-name="T5">.</text:span><text:span text:style-name="T6">txt</text:span></text:p>
          </table:table-cell>
          <table:table-cell table:style-name="Table12.B1" office:value-type="string">
            <text:p text:style-name="Standard"><text:span text:style-name="T6">output</text:span><text:span text:style-name="T5">.</text:span><text:span text:style-name="T6">txt</text:span></text:p>
          </table:table-cell>
        </table:table-row>
        <table:table-row table:style-name="Table12.2">
          <table:table-cell table:style-name="Table12.A1" office:value-type="string">
            <text:p text:style-name="P15">+глокая</text:p>
            <text:p text:style-name="P15">+куздра</text:p>
            <text:p text:style-name="P15">?бокра</text:p>
            <text:p text:style-name="P15">-куздра</text:p>
            <text:p text:style-name="P15">?куздра</text:p>
            <text:p text:style-name="P15">?глокая</text:p>
            <text:p text:style-name="P15">E</text:p>
          </table:table-cell>
          <table:table-cell table:style-name="Table12.B1" office:value-type="string">
            <text:p text:style-name="P15">nn1</text:p>
            <text:p text:style-name="P15"/>
          </table:table-cell>
        </table:table-row>
      </table:table>
      <text:p text:style-name="P7"/>
      <text:p text:style-name="P21"><text:span text:style-name="T1">13. Лабораторная работа «Нагруженное дерево»</text:span></text:p>
      <text:p text:style-name="Standard"><text:span text:style-name="T1">Входной файл: </text:span><text:span text:style-name="T3">input</text:span><text:span text:style-name="T1">.</text:span><text:span text:style-name="T3">txt</text:span></text:p>
      <text:p text:style-name="Standard"><text:span text:style-name="T1">Выходной файл: </text:span><text:span text:style-name="T3">output</text:span><text:span text:style-name="T1">.</text:span><text:span text:style-name="T3">txt</text:span></text:p>
      <text:p text:style-name="Standard"><text:span text:style-name="T1">Ограничение времени: 1 секунда на тест</text:span></text:p>
      <text:p text:style-name="P2"/>
      <text:p text:style-name="P10"><text:span text:style-name="T4">Дана последовательность операций «добавить вершину», «удалить вершину» и «найти ключ» над нагруженным деревом. Выполнить эти операции.</text:span></text:p>
      <text:p text:style-name="P9"/>
      <text:p text:style-name="P10"><text:span text:style-name="T4">Во входном файле записана последовательность команд вида “+s” или “-s” или “?s” или “E”. Здесь s - слово длиной не более 10 символов. Команда "+s" означает "добавить в дерево слово s", команда "-s" означает "удалить из дерева слово s", команда "?s" - "найти в дереве слово s". Команда "E" означает "завершить операции с деревом". Каждая команда записана в отдельной строке, начиная с первой позиции, и не содержит пробелов.</text:span></text:p>
      <text:p text:style-name="P9"/>
      <text:p text:style-name="P11">Выход</text:p>
      <text:p text:style-name="P10"><text:span text:style-name="T4">В выходной файл запишите результаты выполнения команд "?s" в том порядке, в котором они присутствуют во входном файле. Если слово найдено, записать в файл его глубину в дереве, в противном случае - символ 'n'. </text:span></text:p>
      <text:p text:style-name="P8"/>
      <text:p text:style-name="P11">Примеры входа и выхода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Standard"><text:span text:style-name="T6">input</text:span><text:span text:style-name="T5">.</text:span><text:span text:style-name="T6">txt</text:span></text:p>
          </table:table-cell>
          <table:table-cell table:style-name="Table13.B1" office:value-type="string">
            <text:p text:style-name="Standard"><text:span text:style-name="T6">output</text:span><text:span text:style-name="T5">.</text:span><text:span text:style-name="T6">txt</text:span></text:p>
          </table:table-cell>
        </table:table-row>
        <table:table-row table:style-name="Table13.2">
          <table:table-cell table:style-name="Table13.A1" office:value-type="string">
            <text:p text:style-name="P17">+aaa</text:p>
            <text:p text:style-name="P17">-aaa</text:p>
            <text:p text:style-name="P17">-aaa</text:p>
            <text:p text:style-name="P17">+aa</text:p>
            <text:p text:style-name="P17">?aa</text:p>
            <text:p text:style-name="P17">+a</text:p>
            <text:p text:style-name="P17">-aa</text:p>
            <text:p text:style-name="P15">?aa</text:p>
            <text:p text:style-name="P15">E</text:p>
          </table:table-cell>
          <table:table-cell table:style-name="Table13.B1" office:value-type="string">
            <text:p text:style-name="P15">yn</text:p>
            <text:p text:style-name="P15"/>
          </table:table-cell>
        </table:table-row>
      </table:table>
      <text:p text:style-name="P9"/>
      <text:p text:style-name="P29"><text:span text:style-name="T1">14. Лабораторная работа «Декартово дерево по неявному ключу»</text:span></text:p>
      <text:p text:style-name="Standard"><text:span text:style-name="T1">Входной файл: </text:span><text:span text:style-name="T3">input</text:span><text:span text:style-name="T1">.</text:span><text:span text:style-name="T3">txt</text:span></text:p>
      <text:p text:style-name="Standard"><text:span text:style-name="T1">Выходной файл: </text:span><text:span text:style-name="T3">output</text:span><text:span text:style-name="T1">.</text:span><text:span text:style-name="T3">txt</text:span></text:p>
      <text:p text:style-name="Standard"><text:span text:style-name="T1">Ограничение времени: 1 секунда на тест</text:span></text:p>
      <text:p text:style-name="P3"/>
      <text:p text:style-name="P10"><text:span text:style-name="T4">Дана последовательность операций «добавить вершину», «вставить вершину», «удалить вершины» и «найти ключ» <text:s/>над декартовым деревом по неявному ключу. Выполнить эти операции.</text:span></text:p>
      <text:p text:style-name="P9"/>
      <text:p text:style-name="P11">Вход</text:p>
      <text:p text:style-name="P10"><text:span text:style-name="T4">Во входном файле записана последовательность команд вида “</text:span><text:span text:style-name="T6">ADD</text:span><text:span text:style-name="T5"> s</text:span><text:span text:style-name="T4">” или “</text:span><text:span text:style-name="T6">INS</text:span><text:span text:style-name="T5"> s </text:span><text:span text:style-name="T6">k</text:span><text:span text:style-name="T4">” или “</text:span><text:span text:style-name="T6">DEL</text:span><text:span text:style-name="T5"> </text:span><text:span text:style-name="T6">a</text:span><text:span text:style-name="T5"> </text:span><text:span text:style-name="T6">b</text:span><text:span text:style-name="T4">” или “</text:span><text:span text:style-name="T6">KEY</text:span><text:span text:style-name="T5"> </text:span><text:span text:style-name="T6">p</text:span><text:span text:style-name="T4">”, или “</text:span><text:span text:style-name="T5">E</text:span><text:span text:style-name="T6">ND</text:span><text:span text:style-name="T4">”. Здесь s - слово длиной не более 10 символов. Команда "</text:span><text:span text:style-name="T6">ADD</text:span><text:span text:style-name="T5"> s</text:span><text:span text:style-name="T4">" означает "добавить в дерево справа вершину со словом </text:span><text:span text:style-name="T5">s</text:span><text:span text:style-name="T4">". Команда “</text:span><text:span text:style-name="T6">INS</text:span><text:span text:style-name="T5"> s </text:span><text:span text:style-name="T6">k</text:span><text:span text:style-name="T4">” означает «вставить в дерево вершину со словом </text:span><text:span text:style-name="T6">s</text:span><text:span text:style-name="T4"> в </text:span><text:span text:style-name="T6">k</text:span><text:span text:style-name="T4">-ю позицию». Команда “</text:span><text:span text:style-name="T6">DEL</text:span><text:span text:style-name="T5"> </text:span><text:span text:style-name="T6">a</text:span><text:span text:style-name="T5"> </text:span><text:span text:style-name="T6">b</text:span><text:span text:style-name="T4">” означает "удалить из вершины с номерами от </text:span><text:span text:style-name="T6">a</text:span><text:span text:style-name="T4"> до </text:span><text:span text:style-name="T6">b</text:span><text:span text:style-name="T4"> включительно. Команда "</text:span><text:span text:style-name="T6">KEY</text:span><text:span text:style-name="T5"> </text:span><text:span text:style-name="T6">p</text:span><text:span text:style-name="T4">" означает "вывести слово, записанное в вершине с номером </text:span><text:span text:style-name="T6">p</text:span><text:span text:style-name="T4">. Команда "</text:span><text:span text:style-name="T5">E</text:span><text:span text:style-name="T6">ND</text:span><text:span text:style-name="T4">" означает "завершить операции с деревом". Здесь </text:span><text:span text:style-name="T6">k</text:span><text:span text:style-name="T4">, </text:span><text:span text:style-name="T6">a</text:span><text:span text:style-name="T4">, </text:span><text:span text:style-name="T6">b</text:span><text:span text:style-name="T4">, </text:span><text:span text:style-name="T6">p</text:span><text:span text:style-name="T4"> – натуральные числа. Каждая команда записана в отдельной строке, начиная с первой позиции, слова и числа, составляющие команду, разделяются ровно одним пробелом. Вершины дерева нумеруются, начиная с единицы. Если в команде “</text:span><text:span text:style-name="T6">INS</text:span><text:span text:style-name="T5"> s </text:span><text:span text:style-name="T6">k</text:span><text:span text:style-name="T4">” величина </text:span><text:span text:style-name="T6">k</text:span><text:span text:style-name="T5"> </text:span><text:span text:style-name="T4">превышает текущее количество вершин, вместо неё следует выполнить команду "</text:span><text:span text:style-name="T6">ADD</text:span><text:span text:style-name="T5"> s</text:span><text:span text:style-name="T4">". Если в команде “</text:span><text:span text:style-name="T6">DEL</text:span><text:span text:style-name="T5"> </text:span><text:span text:style-name="T6">a</text:span><text:span text:style-name="T5"> </text:span><text:span text:style-name="T6">b</text:span><text:span text:style-name="T4">” величина </text:span><text:span text:style-name="T6">a</text:span><text:span text:style-name="T4"> превышает текущее количество вершин, то ничего не нужно делать, в противном случае, если величина </text:span><text:span text:style-name="T6">b</text:span><text:span text:style-name="T4"> превышает текущее количество вершин, то следует удалить все вершины, начиная с </text:span><text:span text:style-name="T6">a</text:span><text:span text:style-name="T4">-ой.</text:span></text:p>
      <text:p text:style-name="P9"/>
      <text:p text:style-name="P11">Выход</text:p>
      <text:p text:style-name="P10"><text:span text:style-name="T4">В выходной файл запишите результаты выполнения команд "</text:span><text:span text:style-name="T6">KEY</text:span><text:span text:style-name="T5"> </text:span><text:span text:style-name="T6">p</text:span><text:span text:style-name="T4">" в том порядке, в котором они присутствуют во входном файле. <text:s/>Если величина </text:span><text:span text:style-name="T7">p</text:span><text:span text:style-name="T4"> не превышает текущее количество вершин, то запишите в отдельной строке слово, записанное в вершине с номером </text:span><text:span text:style-name="T7">p</text:span><text:span text:style-name="T4">, в противном случае запишите в отдельной строке «</text:span><text:span text:style-name="T6">OUT</text:span><text:span text:style-name="T5"> </text:span><text:span text:style-name="T6">OF</text:span><text:span text:style-name="T5"> </text:span><text:span text:style-name="T6">RANGE</text:span><text:span text:style-name="T4">».</text:span></text:p>
      <text:p text:style-name="P13"/>
      <text:p text:style-name="P11">Примеры входа и выхода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Standard"><text:span text:style-name="T6">input</text:span><text:span text:style-name="T5">.</text:span><text:span text:style-name="T6">txt</text:span></text:p>
          </table:table-cell>
          <table:table-cell table:style-name="Table14.B1" office:value-type="string">
            <text:p text:style-name="Standard"><text:span text:style-name="T6">output</text:span><text:span text:style-name="T5">.</text:span><text:span text:style-name="T6">txt</text:span></text:p>
          </table:table-cell>
        </table:table-row>
        <table:table-row table:style-name="Table14.2">
          <table:table-cell table:style-name="Table14.A1" office:value-type="string">
            <text:p text:style-name="Standard"><text:span text:style-name="T13">ADD</text:span><text:span text:style-name="T12"> глокая</text:span></text:p>
            <text:p text:style-name="Standard"><text:span text:style-name="T13">ADD</text:span><text:span text:style-name="T12"> куздра</text:span></text:p>
            <text:p text:style-name="Standard"><text:span text:style-name="T13">INS</text:span><text:span text:style-name="T12"> 1 бокра</text:span></text:p>
            <text:p text:style-name="P17">KEY 3</text:p>
            <text:p text:style-name="P17">DEL 2 5</text:p>
            <text:p text:style-name="P17">KEY 2</text:p>
            <text:p text:style-name="P17">KEY 1</text:p>
            <text:p text:style-name="Standard"><text:span text:style-name="T12">E</text:span><text:span text:style-name="T13">ND</text:span></text:p>
          </table:table-cell>
          <table:table-cell table:style-name="Table14.B1" office:value-type="string">
            <text:p text:style-name="P15">куздра</text:p>
            <text:p text:style-name="P17">OUT OF RANGE</text:p>
            <text:p text:style-name="P15">бокра</text:p>
          </table:table-cell>
        </table:table-row>
      </table:table>
      <text:p text:style-name="P4"/>
      <text:p text:style-name="P4"/>
      <text:p text:style-name="P21"><text:span text:style-name="T1">15. Лабораторная работа «Максимальный поток в сети»</text:span></text:p>
      <text:p text:style-name="Standard"><text:span text:style-name="T1">Входной файл: </text:span><text:span text:style-name="T3">input</text:span><text:span text:style-name="T1">.</text:span><text:span text:style-name="T3">txt</text:span></text:p>
      <text:p text:style-name="Standard"><text:span text:style-name="T1">Выходной файл: </text:span><text:span text:style-name="T3">output</text:span><text:span text:style-name="T1">.</text:span><text:span text:style-name="T3">txt</text:span></text:p>
      <text:p text:style-name="Standard"><text:span text:style-name="T1">Ограничение времени: </text:span><text:span text:style-name="T3">5</text:span><text:span text:style-name="T1"> секунд на тест</text:span></text:p>
      <text:p text:style-name="P3"/>
      <text:p text:style-name="P10"><text:span text:style-name="T4">Найти максимальный поток в заданной транспортной сети алгоритмом </text:span><text:span text:style-name="T7">Lift</text:span><text:span text:style-name="T4">-</text:span><text:span text:style-name="T7">to</text:span><text:span text:style-name="T4">-</text:span><text:span text:style-name="T7">Front</text:span><text:span text:style-name="T4">.</text:span></text:p>
      <text:p text:style-name="P9"/>
      <text:p text:style-name="P11">Вход</text:p>
      <text:p text:style-name="P10"><text:span text:style-name="T4">В первой строке входного файла записано количество вершин графа </text:span><text:span text:style-name="T5">N</text:span><text:span text:style-name="T4"> (1 ≤ </text:span><text:span text:style-name="T5">N</text:span><text:span text:style-name="T4"> ≤ 500). Остаток файла содержит список ребер графа. Каждое ребро задано тройкой целых чисел </text:span><text:span text:style-name="T5">u</text:span><text:span text:style-name="T4">, </text:span><text:span text:style-name="T5">v</text:span><text:span text:style-name="T4">, </text:span><text:span text:style-name="T6">c</text:span><text:span text:style-name="T4"> <text:s/>(1 ≤ </text:span><text:span text:style-name="T5">u</text:span><text:span text:style-name="T4">, </text:span><text:span text:style-name="T5">v</text:span><text:span text:style-name="T4"> ≤ </text:span><text:span text:style-name="T5">N</text:span><text:span text:style-name="T4">, <text:s text:c="2"/>0 &lt; </text:span><text:span text:style-name="T6">c</text:span><text:span text:style-name="T4"> <text:s/>≤ 10000), где </text:span><text:span text:style-name="T5">u</text:span><text:span text:style-name="T4">, </text:span><text:span text:style-name="T5">v</text:span><text:span text:style-name="T4"> - номера вершин, </text:span><text:span text:style-name="T6">c</text:span><text:span text:style-name="T4"> – пропускная способность ребра (</text:span><text:span text:style-name="T5">u</text:span><text:span text:style-name="T4">, </text:span><text:span text:style-name="T5">v</text:span><text:span text:style-name="T4">). <text:s/>Источник сети - вершина 1, сток сети - вершина </text:span><text:span text:style-name="T5">N</text:span><text:span text:style-name="T4">. </text:span></text:p>
      <text:p text:style-name="P9"/>
      <text:p text:style-name="P10"><text:span text:style-name="T1">Замечание</text:span><text:span text:style-name="T4"> </text:span></text:p>
      <text:p text:style-name="P2">Сеть является ориентированным графом.</text:p>
      <text:p text:style-name="P2"/>
      <text:p text:style-name="P11">Выход</text:p>
      <text:p text:style-name="P10"><text:span text:style-name="T4">В выходной файл запишите величину максимального потока и матрицу потока.</text:span></text:p>
      <text:p text:style-name="P3"/>
      <text:p text:style-name="P11">Примеры входа и выхода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Standard"><text:span text:style-name="T6">input</text:span><text:span text:style-name="T5">.</text:span><text:span text:style-name="T6">txt</text:span></text:p>
          </table:table-cell>
          <table:table-cell table:style-name="Table15.B1" office:value-type="string">
            <text:p text:style-name="Standard"><text:span text:style-name="T6">output</text:span><text:span text:style-name="T5">.</text:span><text:span text:style-name="T6">txt</text:span></text:p>
          </table:table-cell>
        </table:table-row>
        <table:table-row table:style-name="Table15.2">
          <table:table-cell table:style-name="Table15.A1" office:value-type="string">
            <text:p text:style-name="P15">6</text:p>
            <text:p text:style-name="P15">1 2 1 <text:s/>2 3 1 <text:s/>3 6 1 <text:s/>5 6 1 <text:s/></text:p>
            <text:p text:style-name="P15">2 5 1 <text:s/>4 3 1 <text:s/>1 4 1</text:p>
            <text:p text:style-name="P16"/>
          </table:table-cell>
          <table:table-cell table:style-name="Table15.B1" office:value-type="string">
            <text:p text:style-name="P15">2</text:p>
            <text:p text:style-name="P15"><text:s text:c="4"/>0 <text:s text:c="3"/>1 <text:s text:c="3"/>0 <text:s text:c="3"/>1 <text:s text:c="3"/>0 <text:s text:c="3"/>0</text:p>
            <text:p text:style-name="P15"><text:s text:c="3"/>-1 <text:s text:c="3"/>0 <text:s text:c="3"/>0 <text:s text:c="3"/>0 <text:s text:c="3"/>1 <text:s text:c="3"/>0</text:p>
            <text:p text:style-name="P15"><text:s text:c="4"/>0 <text:s text:c="3"/>0 <text:s text:c="3"/>0 <text:s text:c="2"/>-1 <text:s text:c="3"/>0 <text:s text:c="3"/>1</text:p>
            <text:p text:style-name="P15"><text:s text:c="3"/>-1 <text:s text:c="3"/>0 <text:s text:c="3"/>1 <text:s text:c="3"/>0 <text:s text:c="3"/>0 <text:s text:c="3"/>0</text:p>
            <text:p text:style-name="P15"><text:s text:c="4"/>0 <text:s text:c="2"/>-1 <text:s text:c="3"/>0 <text:s text:c="3"/>0 <text:s text:c="3"/>0 <text:s text:c="3"/>1</text:p>
            <text:p text:style-name="P15"><text:s text:c="4"/>0 <text:s text:c="3"/>0 <text:s text:c="2"/>-1 <text:s text:c="3"/>0 <text:s text:c="2"/>-1 <text:s text:c="3"/>0</text:p>
          </table:table-cell>
        </table:table-row>
      </table:table>
      <text:p text:style-name="P4"/>
      <text:p text:style-name="P4"/>
      <text:p text:style-name="P6"/>
      <text:p text:style-name="P21"><text:span text:style-name="T1">16. Лабораторная работа «Максимальный поток минимальной стоимости»</text:span></text:p>
      <text:p text:style-name="Standard"><text:span text:style-name="T1">Входной файл: </text:span><text:span text:style-name="T3">input</text:span><text:span text:style-name="T1">.</text:span><text:span text:style-name="T3">txt</text:span></text:p>
      <text:p text:style-name="Standard"><text:span text:style-name="T1">Выходной файл: </text:span><text:span text:style-name="T3">output</text:span><text:span text:style-name="T1">.</text:span><text:span text:style-name="T3">txt</text:span></text:p>
      <text:p text:style-name="Standard"><text:span text:style-name="T1">Ограничение времени: </text:span><text:span text:style-name="T3">5</text:span><text:span text:style-name="T1"> секунд на тест</text:span></text:p>
      <text:p text:style-name="P3"/>
      <text:p text:style-name="P10"><text:span text:style-name="T4">Дана сеть, в которой каждому ребру помимо пропускной способности приписана неотрицательная стоимость. Найти максимальный поток в сети, имеющий минимальную суммарную стоимость.</text:span></text:p>
      <text:p text:style-name="P9"/>
      <text:p text:style-name="P11">Вход</text:p>
      <text:p text:style-name="P10"><text:span text:style-name="T4">В первой строке входного файла записано количество вершин сети </text:span><text:span text:style-name="T5">N</text:span><text:span text:style-name="T4"> (1 ≤ </text:span><text:span text:style-name="T5">N</text:span><text:span text:style-name="T4"> ≤ 500), источник сети </text:span><text:span text:style-name="T6">S</text:span><text:span text:style-name="T4"> и сток сети </text:span><text:span text:style-name="T6">T</text:span><text:span text:style-name="T4"> (1 ≤ </text:span><text:span text:style-name="T7">S</text:span><text:span text:style-name="T4">, </text:span><text:span text:style-name="T7">T</text:span><text:span text:style-name="T4"> ≤ </text:span><text:span text:style-name="T7">N</text:span><text:span text:style-name="T4">, </text:span><text:span text:style-name="T7">S</text:span><text:span text:style-name="T4"> </text:span><text:span text:style-name="T12">≠</text:span><text:span text:style-name="T4">T</text:span><text:span text:style-name="T12">)</text:span><text:span text:style-name="T4">. В остальных строках записан список рёбер сети. Каждое ребро задано четвёркой целых чисел </text:span><text:span text:style-name="T5">u</text:span><text:span text:style-name="T4">, </text:span><text:span text:style-name="T5">v</text:span><text:span text:style-name="T4">, </text:span><text:span text:style-name="T5">c</text:span><text:span text:style-name="T4">, </text:span><text:span text:style-name="T6">w</text:span><text:span text:style-name="T4"> (1 ≤ </text:span><text:span text:style-name="T5">u</text:span><text:span text:style-name="T4">, </text:span><text:span text:style-name="T5">v</text:span><text:span text:style-name="T4"> ≤ </text:span><text:span text:style-name="T5">N</text:span><text:span text:style-name="T4">, 0 &lt; </text:span><text:span text:style-name="T5">c</text:span><text:span text:style-name="T4">, </text:span><text:span text:style-name="T6">w</text:span><text:span text:style-name="T4"> ≤ 10000), где </text:span><text:span text:style-name="T5">u</text:span><text:span text:style-name="T4">, </text:span><text:span text:style-name="T5">v</text:span><text:span text:style-name="T4"> - номера вершин, </text:span><text:span text:style-name="T5">c</text:span><text:span text:style-name="T4"> - пропускная способность ребра (</text:span><text:span text:style-name="T5">u</text:span><text:span text:style-name="T4">, </text:span><text:span text:style-name="T5">v</text:span><text:span text:style-name="T4">), </text:span><text:span text:style-name="T6">w</text:span><text:span text:style-name="T4"> – стоимость пропуска единичного потока через ребро (</text:span><text:span text:style-name="T6">u</text:span><text:span text:style-name="T4">, </text:span><text:span text:style-name="T6">v</text:span><text:span text:style-name="T4">). </text:span></text:p>
      <text:p text:style-name="P9"/>
      <text:p text:style-name="P10"><text:span text:style-name="T1">Замечание</text:span><text:span text:style-name="T4"> </text:span></text:p>
      <text:p text:style-name="P2">Сеть является ориентированным графом.</text:p>
      <text:p text:style-name="P2"/>
      <text:p text:style-name="P11">Выход</text:p>
      <text:p text:style-name="P10"><text:span text:style-name="T4">В выходной файл запишите величину максимального потока и минимальную суммарную стоимость максимального.</text:span></text:p>
      <text:p text:style-name="P3"/>
      <text:p text:style-name="P11">Примеры входа и выхода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Standard"><text:span text:style-name="T6">input</text:span><text:span text:style-name="T5">.</text:span><text:span text:style-name="T6">txt</text:span></text:p>
          </table:table-cell>
          <table:table-cell table:style-name="Table16.B1" office:value-type="string">
            <text:p text:style-name="Standard"><text:span text:style-name="T6">output</text:span><text:span text:style-name="T5">.</text:span><text:span text:style-name="T6">txt</text:span></text:p>
          </table:table-cell>
        </table:table-row>
        <table:table-row table:style-name="Table16.2">
          <table:table-cell table:style-name="Table16.A1" office:value-type="string">
            <text:p text:style-name="P15">6</text:p>
            <text:p text:style-name="Standard"><text:span text:style-name="T12">1 2 1 4 <text:s text:c="2"/>2 3 1 12 <text:s text:c="2"/>3 6 1 7 <text:s/></text:span></text:p>
            <text:p text:style-name="Standard"><text:span text:style-name="T12">5 6 1 9 <text:s text:c="2"/>2 5 1 6 <text:s text:c="3"/>4 3 1 1</text:span></text:p>
            <text:p text:style-name="P10"><text:span text:style-name="T12">1 4 1 1</text:span></text:p>
          </table:table-cell>
          <table:table-cell table:style-name="Table16.B1" office:value-type="string">
            <text:p text:style-name="P15">2</text:p>
            <text:p text:style-name="P15">28</text:p>
            <text:p text:style-name="P15"/>
          </table:table-cell>
        </table:table-row>
      </table:table>
      <text:p text:style-name="P6"/>
      <text:p text:style-name="P5"/>
      <text:p text:style-name="P28"><text:span text:style-name="T1">17. Лабораторная работа «Задача о различных путях»</text:span></text:p>
      <text:p text:style-name="Standard"><text:span text:style-name="T1">Входной файл: </text:span><text:span text:style-name="T3">input</text:span><text:span text:style-name="T1">.</text:span><text:span text:style-name="T3">txt</text:span></text:p>
      <text:p text:style-name="Standard"><text:span text:style-name="T1">Выходной файл: </text:span><text:span text:style-name="T3">output</text:span><text:span text:style-name="T1">.</text:span><text:span text:style-name="T3">txt</text:span></text:p>
      <text:p text:style-name="Standard"><text:span text:style-name="T1">Ограничение времени: 1 секунда на тест</text:span></text:p>
      <text:p text:style-name="P3"/>
      <text:p text:style-name="P10"><text:span text:style-name="T4">Дан орграф. Найти максимальное количество различных путей между двумя заданными вершинами орграфа (пути считаются разными, если они не имеют ни одной общей вершины за исключением начальной и конечной).</text:span></text:p>
      <text:p text:style-name="P11"/>
      <text:p text:style-name="P11">Вход</text:p>
      <text:p text:style-name="P10"><text:span text:style-name="T4">В первой строке входного файла записано количество вершин графа </text:span><text:span text:style-name="T5">N</text:span><text:span text:style-name="T4"> (2 ≤ </text:span><text:span text:style-name="T5">N</text:span><text:span text:style-name="T4"> ≤ 100). В остальных строках записан список дуг графа. Каждая дуга задана парой целых чисел </text:span><text:span text:style-name="T5">u</text:span><text:span text:style-name="T4">, </text:span><text:span text:style-name="T5">v</text:span><text:span text:style-name="T4"> (1 ≤ </text:span><text:span text:style-name="T5">u</text:span><text:span text:style-name="T4">, </text:span><text:span text:style-name="T5">v</text:span><text:span text:style-name="T4"> ≤ </text:span><text:span text:style-name="T5">N</text:span><text:span text:style-name="T4">), где </text:span><text:span text:style-name="T5">u</text:span><text:span text:style-name="T4">, </text:span><text:span text:style-name="T5">v</text:span><text:span text:style-name="T4"> - номера вершин. </text:span></text:p>
      <text:p text:style-name="P9"/>
      <text:p text:style-name="P11">Выход</text:p>
      <text:p text:style-name="P10"><text:span text:style-name="T4">В выходной файл запишите максимальное количество различных путей между вершинами </text:span><text:span text:style-name="T5">1</text:span><text:span text:style-name="T4"> и </text:span><text:span text:style-name="T5">N</text:span><text:span text:style-name="T4">.</text:span></text:p>
      <text:p text:style-name="P3"/>
      <text:p text:style-name="P11">Примеры входа и выхода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Standard"><text:span text:style-name="T6">input</text:span><text:span text:style-name="T5">.</text:span><text:span text:style-name="T6">txt</text:span></text:p>
          </table:table-cell>
          <table:table-cell table:style-name="Table17.B1" office:value-type="string">
            <text:p text:style-name="Standard"><text:span text:style-name="T6">output</text:span><text:span text:style-name="T5">.</text:span><text:span text:style-name="T6">txt</text:span></text:p>
          </table:table-cell>
        </table:table-row>
        <table:table-row table:style-name="Table17.2">
          <table:table-cell table:style-name="Table17.A1" office:value-type="string">
            <text:p text:style-name="P15">7</text:p>
            <text:p text:style-name="P16">1 2 <text:s/>1 4 <text:s/>2 4 <text:s/>2 6 <text:s/>4 6 <text:s/>6 5 <text:s/></text:p>
            <text:p text:style-name="P16">2 5 <text:s/>6 7 <text:s/>5 7</text:p>
          </table:table-cell>
          <table:table-cell table:style-name="Table17.B1" office:value-type="string">
            <text:p text:style-name="P15">2</text:p>
            <text:p text:style-name="P15"/>
          </table:table-cell>
        </table:table-row>
      </table:table>
      <text:p text:style-name="P5"/>
      <text:p text:style-name="P5"/>
      <text:p text:style-name="P25"/>
      <text:p text:style-name="Standard"><text:span text:style-name="T1">18. Лабораторная работа «Минимальное покрытие путями»</text:span></text:p>
      <text:p text:style-name="Standard"><text:span text:style-name="T1">Входной файл: </text:span><text:span text:style-name="T3">input</text:span><text:span text:style-name="T1">.</text:span><text:span text:style-name="T3">txt</text:span></text:p>
      <text:p text:style-name="Standard"><text:span text:style-name="T1">Выходной файл: </text:span><text:span text:style-name="T3">output</text:span><text:span text:style-name="T1">.</text:span><text:span text:style-name="T3">txt</text:span></text:p>
      <text:p text:style-name="Standard"><text:span text:style-name="T1">Ограничение времени: </text:span><text:span text:style-name="T3">2</text:span><text:span text:style-name="T1"> секунды на тест</text:span></text:p>
      <text:p text:style-name="P3"/>
      <text:p text:style-name="P2">Дан ациклический орграф. Найти минимальное покрытие графа путями.</text:p>
      <text:p text:style-name="P11"/>
      <text:p text:style-name="P11">Вход</text:p>
      <text:p text:style-name="P10"><text:span text:style-name="T4">В первой строке входного файла записано количество вершин графа </text:span><text:span text:style-name="T5">N</text:span><text:span text:style-name="T4"> (2 ≤ </text:span><text:span text:style-name="T5">N</text:span><text:span text:style-name="T4"> ≤ 500). В остальных строках записан список дуг графа. Каждая дуга задана парой целых чисел </text:span><text:span text:style-name="T5">u</text:span><text:span text:style-name="T4">, </text:span><text:span text:style-name="T5">v</text:span><text:span text:style-name="T4"> (1 ≤ </text:span><text:span text:style-name="T5">u</text:span><text:span text:style-name="T4">, </text:span><text:span text:style-name="T5">v</text:span><text:span text:style-name="T4"> ≤ </text:span><text:span text:style-name="T5">N</text:span><text:span text:style-name="T4">), где </text:span><text:span text:style-name="T5">u</text:span><text:span text:style-name="T4">, </text:span><text:span text:style-name="T5">v</text:span><text:span text:style-name="T4"> - номера вершин. </text:span></text:p>
      <text:p text:style-name="P9"/>
      <text:p text:style-name="P11">Выход</text:p>
      <text:p text:style-name="P10"><text:span text:style-name="T4">В выходной файл записать количество путей в минимальном покрытии графа.</text:span></text:p>
      <text:p text:style-name="P3"/>
      <text:p text:style-name="P11">Примеры входа и выхода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Standard"><text:span text:style-name="T6">input</text:span><text:span text:style-name="T5">.</text:span><text:span text:style-name="T6">txt</text:span></text:p>
          </table:table-cell>
          <table:table-cell table:style-name="Table18.B1" office:value-type="string">
            <text:p text:style-name="Standard"><text:span text:style-name="T6">output</text:span><text:span text:style-name="T5">.</text:span><text:span text:style-name="T6">txt</text:span></text:p>
          </table:table-cell>
        </table:table-row>
        <table:table-row table:style-name="Table18.2">
          <table:table-cell table:style-name="Table18.A1" office:value-type="string">
            <text:p text:style-name="P15">7</text:p>
            <text:p text:style-name="P15">1 7 <text:s/>2 7 <text:s/>2 6 <text:s/>3 7 <text:s/>3 6 <text:s/>4 7</text:p>
            <text:p text:style-name="P15">4 6 <text:s/>4 5 <text:s/>4 3 <text:s/>4 2 <text:s/>5 3 <text:s/>5 6</text:p>
            <text:p text:style-name="P15">5 7 <text:s/>7 6</text:p>
          </table:table-cell>
          <table:table-cell table:style-name="Table18.B1" office:value-type="string">
            <text:p text:style-name="P15">3</text:p>
          </table:table-cell>
        </table:table-row>
      </table:table>
      <text:p text:style-name="P7"/>
      <text:p text:style-name="P7"/>
      <text:p text:style-name="P26"/>
      <text:p text:style-name="Standard"><text:span text:style-name="T1">19. Лабораторная работа «Задача о назначениях»</text:span></text:p>
      <text:p text:style-name="Standard"><text:span text:style-name="T1">Входной файл: </text:span><text:span text:style-name="T3">input</text:span><text:span text:style-name="T1">.</text:span><text:span text:style-name="T3">txt</text:span></text:p>
      <text:p text:style-name="Standard"><text:span text:style-name="T1">Выходной файл: </text:span><text:span text:style-name="T3">output</text:span><text:span text:style-name="T1">.</text:span><text:span text:style-name="T3">txt</text:span></text:p>
      <text:p text:style-name="Standard"><text:span text:style-name="T1">Ограничение времени: </text:span><text:span text:style-name="T3">1</text:span><text:span text:style-name="T1"> секунда на тест</text:span></text:p>
      <text:p text:style-name="P3"/>
      <text:p text:style-name="P10"><text:span text:style-name="T4">Даны </text:span><text:span text:style-name="T5">N</text:span><text:span text:style-name="T4"> деталей и </text:span><text:span text:style-name="T5">N</text:span><text:span text:style-name="T4"> станков. Известны стоимости изготовления каждой детали на каждом станке. Найти такое распределение деталей по станкам, для которого суммарная стоимость работ минимальна. На одном станке можно изготовить только одну деталь.</text:span></text:p>
      <text:p text:style-name="P11"/>
      <text:p text:style-name="P11">Вход</text:p>
      <text:p text:style-name="P10"><text:span text:style-name="T4">В первой строке входного файла записано <text:s/>целое число </text:span><text:span text:style-name="T5">N</text:span><text:span text:style-name="T4"> (1 ≤ </text:span><text:span text:style-name="T5">N</text:span><text:span text:style-name="T4"> ≤ 200) и матрица стоимостей {</text:span><text:span text:style-name="T5">A</text:span><text:span text:style-name="T10">ij</text:span><text:span text:style-name="T4">} i, </text:span><text:span text:style-name="T7">j</text:span><text:span text:style-name="T4"> = 1 ... </text:span><text:span text:style-name="T5">N</text:span><text:span text:style-name="T4">. Элементы матрицы - целые неотрицательные числа, не превышающие 10</text:span><text:span text:style-name="T8">4</text:span><text:span text:style-name="T4">. Число </text:span><text:span text:style-name="T5">A</text:span><text:span text:style-name="T10">ij</text:span><text:span text:style-name="T4"> равно стоимости изготовления детали номер </text:span><text:span text:style-name="T6">i</text:span><text:span text:style-name="T4"> на станке номер </text:span><text:span text:style-name="T6">j</text:span><text:span text:style-name="T4">.</text:span></text:p>
      <text:p text:style-name="P9"/>
      <text:p text:style-name="P11">Выход</text:p>
      <text:p text:style-name="P10"><text:span text:style-name="T4">В выходной файл запишите минимальную суммарную стоимость изготовления всех деталей и оптимальное распределение деталей в виде последовательности номеров станков, назначенных для каждой из деталей (в порядке возрастания номеров деталей).</text:span></text:p>
      <text:p text:style-name="P3"/>
      <text:p text:style-name="P11">Примеры входа и выхода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Standard"><text:span text:style-name="T6">input</text:span><text:span text:style-name="T5">.</text:span><text:span text:style-name="T6">txt</text:span></text:p>
          </table:table-cell>
          <table:table-cell table:style-name="Table19.B1" office:value-type="string">
            <text:p text:style-name="Standard"><text:span text:style-name="T6">output</text:span><text:span text:style-name="T5">.</text:span><text:span text:style-name="T6">txt</text:span></text:p>
          </table:table-cell>
        </table:table-row>
        <table:table-row table:style-name="Table19.2">
          <table:table-cell table:style-name="Table19.A1" office:value-type="string">
            <text:p text:style-name="P15">3</text:p>
            <text:p text:style-name="P15">7 3 5</text:p>
            <text:p text:style-name="P15">8 5 6</text:p>
            <text:p text:style-name="P15">2 3 5</text:p>
          </table:table-cell>
          <table:table-cell table:style-name="Table19.B1" office:value-type="string">
            <text:p text:style-name="P15">11</text:p>
            <text:p text:style-name="P15">2 3 1</text:p>
            <text:p text:style-name="P15"/>
          </table:table-cell>
        </table:table-row>
      </table:table>
      <text:p text:style-name="P7"/>
      <text:p text:style-name="P3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Лабораторная работа #1 по курсу Алгоритмы и Структуры Данных</dc:title>
    <meta:initial-creator>Григорьев Сергей Анатольевич</meta:initial-creator>
    <meta:creation-date>2005-07-22T11:49:00</meta:creation-date>
    <dc:date>2014-09-17T20:30:29</dc:date>
    <meta:editing-cycles>134</meta:editing-cycles>
    <meta:editing-duration>PT10H45M13S</meta:editing-duration>
    <meta:generator>OpenOffice.org/3.4.1$Linux OpenOffice.org_project/341m1$Build-9593</meta:generator>
    <meta:document-statistic meta:table-count="19" meta:image-count="0" meta:object-count="0" meta:page-count="19" meta:paragraph-count="330" meta:word-count="2458" meta:character-count="15353"/>
  </office:meta>
</office:document-meta>
</file>